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'activités</text:p>
      <text:p text:style-name="P1">d'Alexei KLENIN</text:p>
      <text:p text:style-name="P1">du 25/09/2013 au 30/09/2013</text:p>
      <text:p text:style-name="Standard"/>
      <text:p text:style-name="Standard">Les activités durant cette période ont portés sur l'interface graphique de l'application <text:span text:style-name="T1">MyAdmin</text:span> et avait pour but de construire une bibliothèque de composants graphiques réutilisables au sein de l'application.</text:p>
      <text:h text:style-name="Heading_20_1" text:outline-level="1">Factorisation des composants du système</text:h>
      <text:p text:style-name="Text_20_body">Conception et implémentation du composite JSF <text:span text:style-name="T1">structuralWrapper</text:span> pour la représentation graphique des éléments structuraux (Attributs, Relations). Réutilisation de ses composants dans la page <text:span text:style-name="T2">d'édition</text:span>.</text:p>
      <text:h text:style-name="Heading_20_1" text:outline-level="1">Adaptation du bean GenericBean</text:h>
      <text:p text:style-name="Text_20_body">Adaptation des méthodes du bean <text:span text:style-name="T1">GenericBean</text:span> afin de mieux répondre aux besoins du la nouvelle interface graphique qui utilise les composants factorisés. Notamment, la suppression du filtrage des <text:span text:style-name="T1">AbbstractMapProviders</text:span> dans la méthode <text:span text:style-name="T1">getStructurals()</text:span>. Désormais le filtrage et réalisé avec les structures de contrôle dans la page JSF <text:span text:style-name="T1">edit.x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8:12:02</meta:creation-date>
    <dc:date>2013-10-14T11:50:18</dc:date>
    <meta:editing-duration>PT32M23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8" meta:word-count="121" meta:character-count="899" meta:non-whitespace-character-count="786"/>
  </office:meta>
</office:document-meta>
</file>